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66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 style:parent-style-name="Standard">
      <style:text-properties fo:color="#ff6600" fo:font-size="96pt" fo:font-style="italic" style:text-underline-style="none" fo:font-weight="bold" style:font-size-asian="96pt" style:font-style-asian="italic" style:font-weight-asian="bold" style:font-size-complex="96pt" style:font-style-complex="italic" style:font-weight-complex="bold"/>
    </style:style>
    <style:style style:name="P3" style:family="paragraph" style:parent-style-name="Standard">
      <style:text-properties fo:color="#a31515" style:font-name="Consolas" fo:font-size="88pt" fo:font-style="normal" style:text-underline-style="none" fo:font-weight="normal" style:font-name-asian="Consolas" style:font-size-asian="88pt" style:font-style-asian="normal" style:font-weight-asian="normal" style:font-name-complex="Consolas" style:font-size-complex="88pt" style:font-style-complex="normal" style:font-weight-complex="normal"/>
    </style:style>
    <style:style style:name="P4" style:family="paragraph" style:parent-style-name="Standard">
      <style:text-properties fo:color="#000000" fo:font-size="40pt" fo:language="ru" fo:country="RU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Standard">
      <style:text-properties fo:color="#000000" style:font-name="Consolas" fo:font-size="40pt" fo:language="ru" fo:country="RU" fo:font-style="normal" style:text-underline-style="none" fo:font-weight="normal" style:font-name-asian="Consolas" style:font-size-asian="40pt" style:font-style-asian="normal" style:font-weight-asian="normal" style:font-name-complex="Consolas" style:font-size-complex="40pt" style:font-style-complex="normal" style:font-weight-complex="normal"/>
    </style:style>
    <style:style style:name="P6" style:family="paragraph" style:parent-style-name="Standard">
      <style:paragraph-properties fo:break-before="page"/>
      <style:text-properties fo:color="#a31515" style:font-name="Consolas" fo:font-size="88pt" fo:font-style="italic" style:text-underline-style="solid" style:text-underline-width="auto" style:text-underline-color="font-color" fo:font-weight="bold" style:font-name-asian="Consolas" style:font-size-asian="88pt" style:font-style-asian="italic" style:font-weight-asian="bold" style:font-name-complex="Consolas" style:font-size-complex="88pt" style:font-style-complex="italic" style:font-weight-complex="bold"/>
    </style:style>
    <style:style style:name="P7" style:family="paragraph" style:parent-style-name="Standard">
      <style:paragraph-properties fo:break-before="page"/>
      <style:text-properties fo:color="#ff6600" fo:font-size="96pt" fo:font-style="italic" style:text-underline-style="solid" style:text-underline-width="auto" style:text-underline-color="font-color" fo:font-weight="bold" style:font-size-asian="96pt" style:font-style-asian="italic" style:font-weight-asian="bold" style:font-size-complex="96pt" style:font-style-complex="italic" style:font-weight-complex="bold"/>
    </style:style>
    <style:style style:name="P8" style:family="paragraph" style:parent-style-name="Standard">
      <style:paragraph-properties fo:break-before="page"/>
      <style:text-properties fo:color="#a31515" style:font-name="Consolas" fo:font-size="88pt" fo:language="ru" fo:country="RU" fo:font-style="italic" style:text-underline-style="solid" style:text-underline-width="auto" style:text-underline-color="font-color" fo:font-weight="bold" style:font-name-asian="Consolas" style:font-size-asian="88pt" style:font-style-asian="italic" style:font-weight-asian="bold" style:font-name-complex="Consolas" style:font-size-complex="88pt" style:font-style-complex="italic" style:font-weight-complex="bold"/>
    </style:style>
    <style:style style:name="T1" style:family="text">
      <style:text-properties fo:font-size="40pt" fo:language="ru" fo:country="RU" style:font-size-asian="40pt" style:font-size-complex="40pt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ize="40pt" fo:language="ru" fo:country="RU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color="#000000" fo:font-size="40pt" fo:language="ru" fo:country="RU" fo:font-style="normal" style:text-underline-style="solid" style:text-underline-width="auto" style:text-underline-color="font-color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000000" fo:font-size="40pt" fo:language="en" fo:country="US" fo:font-style="normal" fo:font-weight="normal" style:font-size-asian="40pt" style:font-style-asian="normal" style:font-weight-asian="normal" style:font-size-complex="40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Tag <text:s text:c="6"/></text:p>
      <text:p text:style-name="P1"/>
      <text:p text:style-name="P7">StackPanel</text:p>
      <text:p text:style-name="P2"><text:span text:style-name="T1"><text:s/></text:span><text:span text:style-name="T5">Это </text:span><text:span text:style-name="T6">тэг</text:span><text:span text:style-name="T7"> </text:span><text:span text:style-name="T5">который упорядочивает вложенные </text:span><text:span text:style-name="T6">тэги </text:span><text:span text:style-name="T5">слева на права или сверху вниз.</text:span></text:p>
      <text:p text:style-name="P3"/>
      <text:p text:style-name="P6"><text:span text:style-name="T2">TextB</text:span><text:span text:style-name="T3">ox</text:span></text:p>
      <text:p text:style-name="P5">Это <text:span text:style-name="T4">тэг</text:span> поле для ввода текста.</text:p>
      <text:p text:style-name="P8">TextBlock</text:p>
      <text:p text:style-name="P4">Это <text:span text:style-name="T4">тэг</text:span> для вывода не редактируемого тек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55M8S</meta:editing-duration>
    <meta:editing-cycles>3</meta:editing-cycles>
    <meta:generator>OpenOffice/4.1.7$Win32 OpenOffice.org_project/417m1$Build-9800</meta:generator>
    <dc:date>2020-04-24T22:55:18.33</dc:date>
    <dc:creator>лев салтовский</dc:creator>
    <meta:document-statistic meta:table-count="0" meta:image-count="0" meta:object-count="0" meta:page-count="4" meta:paragraph-count="7" meta:word-count="29" meta:character-count="194"/>
    <meta:user-defined meta:name="Info 1"/>
    <meta:user-defined meta:name="Info 2"/>
    <meta:user-defined meta:name="Info 3"/>
    <meta:user-defined meta:name="Info 4"/>
  </office:meta>
</office:document-meta>
</file>